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800000"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048cm" svg:height="4.826cm" svg:x="8.366cm" svg:y="65.77cm">
          <text:p text:style-name="P1">Flame</text:p>
          <text:p text:style-name="P1">Tunnel 1</text:p>
          <text:p text:style-name="P1"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8.366cm" svg:y1="69.58cm" svg:x2="10.906cm" svg:y2="69.58cm">
          <text:p/>
        </draw:line>
        <draw:custom-shape draw:style-name="gr1" draw:text-style-name="P1" draw:layer="layout" svg:width="3.048cm" svg:height="4.318cm" svg:x="8.366cm" svg:y="61.198cm">
          <text:p text:style-name="P1">Diagnostic</text:p>
          <text:p text:style-name="P1">Console</text:p>
          <text:p text:style-name="P1">Room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6.858cm" svg:x="5.064cm" svg:y="61.198cm">
          <text:p text:style-name="P1">Sleeping</text:p>
          <text:p text:style-name="P1">Are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6.858cm" svg:x="11.668cm" svg:y="61.198cm">
          <text:p text:style-name="P1">Sleeping</text:p>
          <text:p text:style-name="P1">Are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842cm" svg:height="3.81cm" svg:x="7.096cm" svg:y="57.134cm">
          <text:p text:style-name="P1">Loading Ba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1.778cm" svg:x="8.366cm" svg:y="70.85cm">
          <text:p text:style-name="P1">South Core</text:p>
          <text:p text:style-name="P1">(Locked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9.906cm" svg:x="8.874cm" svg:y="46.974cm">
          <text:p text:style-name="P1">Bridg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112cm" svg:height="8.636cm" svg:x="6.334cm" svg:y="38.084cm">
          <text:p text:style-name="P1">Primary</text:p>
          <text:p text:style-name="P1">Core</text:p>
          <text:p text:style-name="P1">Islan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9.398cm" svg:x="9.128cm" svg:y="28.432cm">
          <text:p text:style-name="P1">Bridge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0.144cm" svg:y1="59.928cm" svg:x2="8.112cm" svg:y2="59.928cm">
          <text:p/>
        </draw:line>
        <draw:custom-shape draw:style-name="gr1" draw:text-style-name="P1" draw:layer="layout" svg:width="2.286cm" svg:height="11.43cm" svg:x="8.874cm" svg:y="16.748cm">
          <text:p text:style-name="P1">Main</text:p>
          <text:p text:style-name="P1">Corrido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11.43cm" svg:x="3.54cm" svg:y="16.748cm">
          <text:p text:style-name="P1">Master</text:p>
          <text:p text:style-name="P1">Contro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096cm" svg:height="11.43cm" svg:x="11.414cm" svg:y="16.748cm">
          <text:p text:style-name="P1">Lab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652cm" svg:height="10.922cm" svg:x="5.318cm" svg:y="4.81cm">
          <text:p text:style-name="P1">North Villag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208cm" svg:height="1.524cm" svg:x="3.54cm" svg:y="2.016cm">
          <text:p text:style-name="P1">Exit Gat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5.588cm" svg:x="17.764cm" svg:y="19.542cm">
          <text:p text:style-name="P1">North</text:p>
          <text:p text:style-name="P1">Cor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112cm" svg:height="3.81cm" svg:x="13.192cm" svg:y="57.134cm">
          <text:p text:style-name="P1">South Lab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76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ric Brown</meta:initial-creator>
    <meta:creation-date>2011-12-16T19:46:42.52</meta:creation-date>
    <dc:date>2011-12-17T01:01:02.46</dc:date>
    <dc:creator>Eric Brown</dc:creator>
    <meta:editing-duration>PT5H14M20S</meta:editing-duration>
    <meta:editing-cycles>2</meta:editing-cycles>
    <meta:generator>LibreOffice/3.4$Win32 LibreOffice_project/340m1$Build-12</meta:generator>
    <meta:document-statistic meta:object-count="18"/>
  </office:meta>
</office:document-meta>
</file>